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books Deployment Guide Meeting Action Tracker</text:p>
      <text:p text:style-name="Standard"/>
      <text:p text:style-name="P1">Tracker Review/Update Date: 12/09/2013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Deployment Document.</text:span></text:p>
      <text:p text:style-name="P1"><text:span text:style-name="T5"><text:tab/></text:span>Meeting Date<text:span text:style-name="T5"><text:tab/> </text:span>:<text:span text:style-name="T5"> 12/09/2013</text:span><text:tab/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2">Action Item</text:p>
          </table:table-cell>
          <table:table-cell table:style-name="Table16.A1" office:value-type="string">
            <text:p text:style-name="P2">Owner </text:p>
          </table:table-cell>
          <table:table-cell table:style-name="Table16.A1" office:value-type="string">
            <text:p text:style-name="P2">Target Date</text:p>
          </table:table-cell>
          <table:table-cell table:style-name="Table16.A1" office:value-type="string">
            <text:p text:style-name="P2">Status</text:p>
          </table:table-cell>
          <table:table-cell table:style-name="Table16.E1" office:value-type="string">
            <text:p text:style-name="P2">Remarks</text:p>
          </table:table-cell>
        </table:table-row>
        <table:table-row>
          <table:table-cell table:style-name="Table16.A2" office:value-type="string">
            <text:list xml:id="list521680221" text:style-name="L1">
              <text:list-header>
                <text:p text:style-name="P4"><text:span text:style-name="T5">Vbooks Deployment Guide</text:span>.</text:p>
                <text:p text:style-name="P4"/>
              </text:list-header>
            </text:list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5">11/25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883262840" text:continue-numbering="true" text:style-name="L1">
              <text:list-item>
                <text:list>
                  <text:list-header>
                    <text:p text:style-name="P4">Vbook Adroid-Tablet Deployment Guide.</text:p>
                  </text:list-header>
                </text:list>
              </text:list-item>
            </text:list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5">11/25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4T14:34:18</dc:date>
    <dc:creator>jaipal </dc:creator>
    <meta:editing-duration>PT1H57M34S</meta:editing-duration>
    <meta:editing-cycles>129</meta:editing-cycles>
    <meta:document-statistic meta:table-count="1" meta:image-count="1" meta:object-count="0" meta:page-count="1" meta:paragraph-count="23" meta:word-count="64" meta:character-count="440" meta:non-whitespace-character-count="383"/>
  </office:meta>
</office:document-meta>
</file>